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66cm" fo:min-width="1.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Arrow" draw:marker-start-width="0.3cm" draw:fill="none" draw:textarea-vertical-align="middle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0.308cm" fo:min-width="1.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start="Arrow" draw:marker-start-width="0.3cm" draw:fill="none" draw:textarea-vertical-align="middle"/>
    </style:style>
    <style:style style:name="gr8" style:family="graphic" style:parent-style-name="objectwithoutfill">
      <style:graphic-properties svg:stroke-width="0.1cm" svg:stroke-color="#ff3333" draw:marker-start="Arrow" draw:marker-start-width="0.35cm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fill-color="#66ffff" draw:textarea-horizontal-align="justify" draw:textarea-vertical-align="middle" draw:auto-grow-height="false" fo:min-height="0.308cm" fo:min-width="2.4cm"/>
    </style:style>
    <style:style style:name="gr10" style:family="graphic" style:parent-style-name="standard">
      <style:graphic-properties draw:fill-color="#ffff99" draw:textarea-horizontal-align="justify" draw:textarea-vertical-align="middle" draw:auto-grow-height="false" fo:min-height="0.172cm" fo:min-width="1.3cm"/>
    </style:style>
    <style:style style:name="gr11" style:family="graphic" style:parent-style-name="standard">
      <style:graphic-properties draw:fill-color="#ffff99" draw:textarea-horizontal-align="justify" draw:textarea-vertical-align="middle" draw:auto-grow-height="false" fo:min-height="0.171cm" fo:min-width="1.3cm"/>
    </style:style>
    <style:style style:name="gr12" style:family="graphic" style:parent-style-name="standard">
      <style:graphic-properties draw:fill-color="#ffff99" draw:textarea-horizontal-align="justify" draw:textarea-vertical-align="middle" draw:auto-grow-height="false" fo:min-height="0.171cm" fo:min-width="1.298cm"/>
    </style:style>
    <style:style style:name="gr13" style:family="graphic" style:parent-style-name="standard">
      <style:graphic-properties draw:textarea-horizontal-align="left" draw:textarea-vertical-align="top" draw:auto-grow-height="false" fo:min-height="1.564cm" fo:min-width="4.301cm" fo:padding-top="0cm" fo:padding-bottom="0cm" fo:padding-left="0cm" fo:padding-right="0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18pt"/>
    </style:style>
    <style:style style:name="P3" style:family="paragraph">
      <loext:graphic-properties draw:fill="none"/>
      <style:paragraph-properties fo:text-align="center"/>
      <style:text-properties fo:font-size="8pt" style:font-size-asian="8pt"/>
    </style:style>
    <style:style style:name="P4" style:family="paragraph">
      <loext:graphic-properties draw:fill-color="#ffff99"/>
      <style:paragraph-properties fo:text-align="center"/>
      <style:text-properties fo:font-size="8pt" style:font-size-asian="8pt" style:font-size-complex="18pt"/>
    </style:style>
    <style:style style:name="P5" style:family="paragraph">
      <loext:graphic-properties draw:fill-color="#66ffff"/>
      <style:paragraph-properties fo:text-align="center"/>
      <style:text-properties fo:font-size="8pt" style:font-size-asian="8pt" style:font-size-complex="18pt"/>
    </style:style>
    <style:style style:name="P6" style:family="paragraph">
      <style:paragraph-properties fo:text-align="start">
        <style:tab-stops/>
      </style:paragraph-properties>
      <style:text-properties fo:font-size="8pt" style:font-size-asian="8pt"/>
    </style:style>
    <style:style style:name="T1" style:family="text">
      <style:text-properties fo:font-size="8pt" style:font-size-asian="8pt" style:font-size-complex="18pt"/>
    </style:style>
    <style:style style:name="T2" style:family="text">
      <style:text-properties fo:font-size="8pt" style:font-size-asian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2.1cm" svg:height="1.116cm" svg:x="5.1cm" svg:y="3.1cm">
          <text:p text:style-name="P1"><text:span text:style-name="T1">DRV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3.966cm" svg:y1="2.6cm" svg:x2="3.966cm" svg:y2="14cm">
          <text:p/>
        </draw:line>
        <draw:custom-shape draw:style-name="gr1" draw:text-style-name="P2" draw:layer="layout" svg:width="2.1cm" svg:height="1.116cm" svg:x="9.4cm" svg:y="3.1cm">
          <text:p text:style-name="P1"><text:span text:style-name="T1">TG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8.866cm" svg:y1="2.6cm" svg:x2="8.866cm" svg:y2="14cm">
          <text:p/>
        </draw:line>
        <draw:line draw:style-name="gr2" draw:text-style-name="P3" draw:layer="layout" svg:x1="12.666cm" svg:y1="2.6cm" svg:x2="12.666cm" svg:y2="14cm">
          <text:p/>
        </draw:line>
        <draw:line draw:style-name="gr3" draw:text-style-name="P3" draw:layer="layout" svg:x1="3.2cm" svg:y1="4.615cm" svg:x2="6.1cm" svg:y2="4.615cm">
          <text:p text:style-name="P1"><text:span text:style-name="T2">ABTS</text:span></text:p>
        </draw:line>
        <draw:line draw:style-name="gr3" draw:text-style-name="P3" draw:layer="layout" svg:x1="7cm" svg:y1="5.014cm" svg:x2="9.9cm" svg:y2="5.014cm">
          <text:p text:style-name="P1"><text:span text:style-name="T2">TM_CMD</text:span></text:p>
        </draw:line>
        <draw:custom-shape draw:style-name="gr1" draw:text-style-name="P2" draw:layer="layout" svg:width="2.1cm" svg:height="1.116cm" svg:x="13.8cm" svg:y="3.1cm">
          <text:p text:style-name="P1"><text:span text:style-name="T1">DEV LU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1cm" svg:height="1.116cm" svg:x="1.5cm" svg:y="3.1cm">
          <text:p text:style-name="P1"><text:span text:style-name="T1">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7cm" svg:y1="5.412cm" svg:x2="9.8cm" svg:y2="5.412cm">
          <text:p text:style-name="P1"><text:span text:style-name="T2">TM_DONE</text:span></text:p>
        </draw:line>
        <draw:custom-shape draw:style-name="gr5" draw:text-style-name="P4" draw:layer="layout" svg:width="1.8cm" svg:height="0.558cm" svg:x="4.2cm" svg:y="5.891cm">
          <text:p text:style-name="P1"><text:span text:style-name="T1">AbtsExc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8cm" svg:height="0.558cm" svg:x="6.9cm" svg:y="5.891cm">
          <text:p text:style-name="P1"><text:span text:style-name="T1">IOExc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5.9cm" svg:y1="6.05cm" svg:x2="7.1cm" svg:y2="6.05cm">
          <text:p/>
        </draw:line>
        <draw:line draw:style-name="gr7" draw:text-style-name="P3" draw:layer="layout" svg:x1="5.9cm" svg:y1="6.289cm" svg:x2="7.059cm" svg:y2="6.289cm">
          <text:p/>
        </draw:line>
        <draw:line draw:style-name="gr4" draw:text-style-name="P3" draw:layer="layout" svg:x1="3.1cm" svg:y1="6.847cm" svg:x2="5.9cm" svg:y2="6.847cm">
          <text:p text:style-name="P1"><text:span text:style-name="T2">BLS_ACC</text:span></text:p>
        </draw:line>
        <draw:custom-shape draw:style-name="gr5" draw:text-style-name="P4" draw:layer="layout" svg:width="1.8cm" svg:height="0.558cm" svg:x="4.2cm" svg:y="7.804cm">
          <text:p text:style-name="P1"><text:span text:style-name="T1">AbtsExc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8cm" svg:height="0.558cm" svg:x="6.9cm" svg:y="7.804cm">
          <text:p text:style-name="P1"><text:span text:style-name="T1">IOExc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5.9cm" svg:y1="8.043cm" svg:x2="7.059cm" svg:y2="8.043cm">
          <text:p/>
        </draw:line>
        <draw:custom-shape draw:style-name="gr9" draw:text-style-name="P5" draw:layer="layout" svg:width="2.9cm" svg:height="0.558cm" svg:x="6.9cm" svg:y="8.442cm">
          <text:p text:style-name="P1"><text:span text:style-name="T1">添加</text:span><text:span text:style-name="T1">RRQ</text:span><text:span text:style-name="T1">定时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3.2cm" svg:y1="7.326cm" svg:x2="6.1cm" svg:y2="7.326cm">
          <text:p text:style-name="P1"><text:span text:style-name="T2">芯片回调</text:span></text:p>
        </draw:line>
        <draw:line draw:style-name="gr3" draw:text-style-name="P3" draw:layer="layout" svg:x1="3.2cm" svg:y1="9.526cm" svg:x2="6.1cm" svg:y2="9.526cm">
          <text:p text:style-name="P1"><text:span text:style-name="T2">ABTS</text:span></text:p>
        </draw:line>
        <draw:line draw:style-name="gr3" draw:text-style-name="P3" draw:layer="layout" svg:x1="7cm" svg:y1="9.948cm" svg:x2="9.9cm" svg:y2="9.948cm">
          <text:p text:style-name="P1"><text:span text:style-name="T2">TM_CMD</text:span></text:p>
        </draw:line>
        <draw:line draw:style-name="gr4" draw:text-style-name="P3" draw:layer="layout" svg:x1="7cm" svg:y1="10.249cm" svg:x2="9.8cm" svg:y2="10.249cm">
          <text:p text:style-name="P1"><text:span text:style-name="T2">TM_DONE</text:span></text:p>
        </draw:line>
        <draw:custom-shape draw:style-name="gr10" draw:text-style-name="P4" draw:layer="layout" svg:width="1.8cm" svg:height="0.422cm" svg:x="4.2cm" svg:y="11.152cm">
          <text:p text:style-name="P1"><text:span text:style-name="T1">AbtsEx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1.8cm" svg:height="0.422cm" svg:x="6.9cm" svg:y="11.152cm">
          <text:p text:style-name="P1"><text:span text:style-name="T1">IOExch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5.9cm" svg:y1="11.273cm" svg:x2="7.1cm" svg:y2="11.273cm">
          <text:p/>
        </draw:line>
        <draw:line draw:style-name="gr7" draw:text-style-name="P3" draw:layer="layout" svg:x1="5.9cm" svg:y1="11.453cm" svg:x2="7.059cm" svg:y2="11.453cm">
          <text:p/>
        </draw:line>
        <draw:line draw:style-name="gr4" draw:text-style-name="P3" draw:layer="layout" svg:x1="3.1cm" svg:y1="11.815cm" svg:x2="5.9cm" svg:y2="11.815cm">
          <text:p text:style-name="P1"><text:span text:style-name="T2">BLS_ACC</text:span></text:p>
        </draw:line>
        <draw:line draw:style-name="gr3" draw:text-style-name="P3" draw:layer="layout" svg:x1="3.2cm" svg:y1="13.2cm" svg:x2="6.1cm" svg:y2="13.2cm">
          <text:p text:style-name="P1"><text:span text:style-name="T2">芯片回调</text:span></text:p>
        </draw:line>
        <draw:custom-shape draw:style-name="gr10" draw:text-style-name="P4" draw:layer="layout" svg:width="1.8cm" svg:height="0.422cm" svg:x="6.901cm" svg:y="10.534cm">
          <text:p text:style-name="P1"><text:span text:style-name="T1">IOExc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6.1cm" svg:y1="11.076cm" svg:x2="7.06cm" svg:y2="10.715cm">
          <text:p/>
        </draw:line>
        <draw:custom-shape draw:style-name="gr11" draw:text-style-name="P4" draw:layer="layout" svg:width="1.8cm" svg:height="0.421cm" svg:x="4.201cm" svg:y="12.598cm">
          <text:p text:style-name="P1"><text:span text:style-name="T1">AbtsEx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1.8cm" svg:height="0.421cm" svg:x="6.901cm" svg:y="12.598cm">
          <text:p text:style-name="P1"><text:span text:style-name="T1">IOExch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5.901cm" svg:y1="12.718cm" svg:x2="7.101cm" svg:y2="12.718cm">
          <text:p/>
        </draw:line>
        <draw:line draw:style-name="gr7" draw:text-style-name="P3" draw:layer="layout" svg:x1="5.901cm" svg:y1="12.899cm" svg:x2="7.06cm" svg:y2="12.899cm">
          <text:p/>
        </draw:line>
        <draw:custom-shape draw:style-name="gr12" draw:text-style-name="P4" draw:layer="layout" svg:width="1.798cm" svg:height="0.421cm" svg:x="6.902cm" svg:y="11.98cm">
          <text:p text:style-name="P1"><text:span text:style-name="T1">IOExch1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6.101cm" svg:y1="12.521cm" svg:x2="7.061cm" svg:y2="12.16cm">
          <text:p/>
        </draw:line>
        <draw:custom-shape draw:style-name="gr13" draw:text-style-name="P6" draw:layer="layout" svg:width="4.3cm" svg:height="1.563cm" svg:x="9.2cm" svg:y="11.5cm">
          <text:p text:style-name="P6"><text:span text:style-name="T2">RRQ</text:span><text:span text:style-name="T2">定时器超时</text:span><text:span text:style-name="T2">,AbtsExch</text:span><text:span text:style-name="T2">回调函数置空</text:span><text:span text:style-name="T2">,</text:span><text:span text:style-name="T2">芯片中断上来时无回调函数</text:span><text:span text:style-name="T2">,</text:span><text:span text:style-name="T2">无法添加</text:span><text:span text:style-name="T2">IOexch2</text:span><text:span text:style-name="T2">的定时器</text:span><text:span text:style-name="T2">,</text:span><text:span text:style-name="T2">导致</text:span><text:span text:style-name="T2">IO2</text:span><text:span text:style-name="T2">无法</text:span><text:span text:style-name="T2">done</text:span><text:span text:style-name="T2">回给</text:span><text:span text:style-name="T2">TGT</text:span>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-2355.35921878633 9819.437340153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1T12:51:06.728065007</meta:creation-date>
    <meta:generator>LibreOffice/5.2.2.2$Windows_x86 LibreOffice_project/8f96e87c890bf8fa77463cd4b640a2312823f3ad</meta:generator>
    <dc:date>2017-06-20T11:42:07.056000000</dc:date>
    <meta:editing-duration>PT41M10S</meta:editing-duration>
    <meta:editing-cycles>5</meta:editing-cycles>
    <meta:document-statistic meta:object-count="38"/>
  </office:meta>
</office:document-meta>
</file>